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de0a" officeooo:paragraph-rsid="0005de0a"/>
    </style:style>
    <style:style style:name="P2" style:family="paragraph" style:parent-style-name="Standard">
      <style:text-properties officeooo:rsid="0007f96a" officeooo:paragraph-rsid="0007f96a"/>
    </style:style>
    <style:style style:name="P3" style:family="paragraph" style:parent-style-name="Standard">
      <style:text-properties officeooo:rsid="0006148c" officeooo:paragraph-rsid="0006148c"/>
    </style:style>
    <style:style style:name="P4" style:family="paragraph" style:parent-style-name="Standard">
      <style:text-properties officeooo:rsid="00086dd7" officeooo:paragraph-rsid="00086dd7"/>
    </style:style>
    <style:style style:name="P5" style:family="paragraph" style:parent-style-name="Standard">
      <style:text-properties officeooo:rsid="0009d214" officeooo:paragraph-rsid="0009d214"/>
    </style:style>
    <style:style style:name="P6" style:family="paragraph" style:parent-style-name="Standard">
      <style:text-properties officeooo:rsid="000a54e2" officeooo:paragraph-rsid="000a54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3/20:</text:p>
      <text:p text:style-name="P1">[leetcode]</text:p>
      <text:p text:style-name="P1">1-How many numbers are smaller than current number .</text:p>
      <text:p text:style-name="P1">2-linked list in a binary tree.</text:p>
      <text:p text:style-name="P3">3-Maximum length of pair chain.</text:p>
      <text:p text:style-name="P4">4-Triangle.</text:p>
      <text:p text:style-name="P5">5-Validate binary search tree.</text:p>
      <text:p text:style-name="P2">[codeforces]</text:p>
      <text:p text:style-name="P2">1-Contests for robots.</text:p>
      <text:p text:style-name="P2">2-Journey Planning.</text:p>
      <text:p text:style-name="P2"/>
      <text:p text:style-name="P2"/>
      <text:p text:style-name="P6">2/3/20:</text:p>
      <text:p text:style-name="P6">[Codeforces]</text:p>
      <text:p text:style-name="P6">1-Remove Adjac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2:54:42.235085012</meta:creation-date>
    <meta:generator>LibreOffice/6.0.7.3$Linux_X86_64 LibreOffice_project/00m0$Build-3</meta:generator>
    <dc:date>2020-03-02T14:12:26.292927684</dc:date>
    <meta:editing-duration>PT8H58M40S</meta:editing-duration>
    <meta:editing-cycles>5</meta:editing-cycles>
    <meta:document-statistic meta:table-count="0" meta:image-count="0" meta:object-count="0" meta:page-count="1" meta:paragraph-count="13" meta:word-count="37" meta:character-count="262" meta:non-whitespace-character-count="238"/>
  </office:meta>
</office:document-meta>
</file>